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2pt" style:font-size-asian="12pt" style:font-size-complex="12pt"/>
    </style:style>
    <style:style style:name="T3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4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5" style:parent-style-name="Fuentedepárrafopredeter." style:family="text">
      <style:text-properties fo:font-size="12pt" style:font-size-asian="12pt" style:font-size-complex="12pt"/>
    </style:style>
    <style:style style:name="T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7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8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Fuentedepárrafopredeter." style:family="text">
      <style:text-properties fo:font-size="12pt" style:font-size-asian="12pt" style:font-size-complex="12pt"/>
    </style:style>
    <style:style style:name="T10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2" style:parent-style-name="Fuentedepárrafopredeter." style:family="text">
      <style:text-properties fo:font-size="12pt" style:font-size-asian="12pt" style:font-size-complex="12pt"/>
    </style:style>
    <style:style style:name="T13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6" style:parent-style-name="Fuentedepárrafopredeter." style:family="text">
      <style:text-properties fo:font-size="12pt" style:font-size-asian="12pt" style:font-size-complex="12pt"/>
    </style:style>
    <style:style style:name="T17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0" style:parent-style-name="Fuentedepárrafopredeter." style:family="text">
      <style:text-properties fo:font-size="12pt" style:font-size-asian="12pt" style:font-size-complex="12pt"/>
    </style:style>
    <style:style style:name="T2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2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3" style:parent-style-name="Fuentedepárrafopredeter." style:family="text">
      <style:text-properties fo:font-size="12pt" style:font-size-asian="12pt" style:font-size-complex="12pt"/>
    </style:style>
    <style:style style:name="T24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7" style:parent-style-name="Fuentedepárrafopredeter." style:family="text">
      <style:text-properties fo:font-size="12pt" style:font-size-asian="12pt" style:font-size-complex="12pt"/>
    </style:style>
    <style:style style:name="T28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30" style:parent-style-name="Fuentedepárrafopredeter.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ACTIVIDAD 10 ENTORNOS DE DESARROLLO</text:p>
      <text:p text:style-name="P2">Localizar un IDE para los siguientes lenguajes de programación:</text:p>
      <text:p text:style-name="Normal"><text:span text:style-name="T3">Java</text:span><text:span text:style-name="T4">:<text:s/></text:span><text:span text:style-name="T5">Eclipse</text:span></text:p>
      <text:p text:style-name="Normal"><text:span text:style-name="T6">Python</text:span><text:span text:style-name="T7">:</text:span><text:span text:style-name="T8"><text:s/></text:span><text:span text:style-name="T9">IDLE</text:span></text:p>
      <text:p text:style-name="Normal"><text:span text:style-name="T10">C#</text:span><text:span text:style-name="T11">:<text:s/></text:span><text:span text:style-name="T12">NetBeans</text:span></text:p>
      <text:p text:style-name="Normal"><text:span text:style-name="T13"><text:s/>C y C++</text:span><text:span text:style-name="T14">:</text:span><text:span text:style-name="T15"><text:s/></text:span><text:span text:style-name="T16">Dev-C++</text:span></text:p>
      <text:p text:style-name="Normal"><text:span text:style-name="T17">JavaScript</text:span><text:span text:style-name="T18">:</text:span><text:span text:style-name="T19"><text:s/></text:span><text:span text:style-name="T20">Aptana Studio</text:span></text:p>
      <text:p text:style-name="Normal"><text:span text:style-name="T21">PHP</text:span><text:span text:style-name="T22">:<text:s/></text:span><text:span text:style-name="T23">Komodo IDE</text:span></text:p>
      <text:p text:style-name="Normal"><text:span text:style-name="T24">VB .NET</text:span><text:span text:style-name="T25">:</text:span><text:span text:style-name="T26"><text:s/></text:span><text:span text:style-name="T27">Visual Studio</text:span></text:p>
      <text:p text:style-name="Normal"><text:span text:style-name="T28">Ruby</text:span><text:span text:style-name="T29">:<text:s/></text:span><text:span text:style-name="T30">RubyMi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gel manuel rey gamiz</meta:initial-creator>
    <dc:creator>angel manuel rey gamiz</dc:creator>
    <meta:creation-date>2021-09-27T08:23:00Z</meta:creation-date>
    <dc:date>2021-09-27T08:28:00Z</dc:date>
    <meta:template xlink:href="Normal" xlink:type="simple"/>
    <meta:editing-cycles>1</meta:editing-cycles>
    <meta:editing-duration>PT300S</meta:editing-duration>
    <meta:document-statistic meta:page-count="1" meta:paragraph-count="1" meta:word-count="36" meta:character-count="237" meta:row-count="1" meta:non-whitespace-character-count="202"/>
  </office:meta>
</office:document-meta>
</file>